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55109" officeooo:paragraph-rsid="0017f5f4"/>
    </style:style>
    <style:style style:name="P2" style:family="paragraph" style:parent-style-name="Standard">
      <style:text-properties officeooo:rsid="00055109" officeooo:paragraph-rsid="001c468a"/>
    </style:style>
    <style:style style:name="P3" style:family="paragraph" style:parent-style-name="Standard">
      <style:text-properties officeooo:rsid="0017f5f4" officeooo:paragraph-rsid="0017f5f4"/>
    </style:style>
    <style:style style:name="P4" style:family="paragraph" style:parent-style-name="Standard">
      <style:text-properties officeooo:paragraph-rsid="0019d7a0"/>
    </style:style>
    <style:style style:name="P5" style:family="paragraph" style:parent-style-name="Standard">
      <style:text-properties officeooo:rsid="001a5397" officeooo:paragraph-rsid="001a5397"/>
    </style:style>
    <style:style style:name="P6" style:family="paragraph" style:parent-style-name="Standard">
      <style:text-properties officeooo:rsid="001baa30" officeooo:paragraph-rsid="001baa30"/>
    </style:style>
    <style:style style:name="P7" style:family="paragraph" style:parent-style-name="Standard">
      <style:text-properties officeooo:rsid="001c468a" officeooo:paragraph-rsid="001c468a"/>
    </style:style>
    <style:style style:name="P8" style:family="paragraph" style:parent-style-name="Standard">
      <style:text-properties officeooo:rsid="001c468a" officeooo:paragraph-rsid="0017f5f4"/>
    </style:style>
    <style:style style:name="P9" style:family="paragraph" style:parent-style-name="Standard">
      <style:text-properties officeooo:rsid="00055109" officeooo:paragraph-rsid="0017f5f4"/>
    </style:style>
    <style:style style:name="P10" style:family="paragraph" style:parent-style-name="Standard">
      <style:text-properties officeooo:rsid="00055109" officeooo:paragraph-rsid="00203782"/>
    </style:style>
    <style:style style:name="P11" style:family="paragraph" style:parent-style-name="Standard">
      <style:text-properties officeooo:rsid="00055109" officeooo:paragraph-rsid="00221557"/>
    </style:style>
    <style:style style:name="P12" style:family="paragraph" style:parent-style-name="Standard" style:list-style-name="L1">
      <style:text-properties officeooo:rsid="00055109" officeooo:paragraph-rsid="002da203"/>
    </style:style>
    <style:style style:name="P13" style:family="paragraph" style:parent-style-name="Standard">
      <style:text-properties officeooo:rsid="00055109" officeooo:paragraph-rsid="00286775"/>
    </style:style>
    <style:style style:name="P14" style:family="paragraph" style:parent-style-name="Standard">
      <style:text-properties officeooo:rsid="00055109" officeooo:paragraph-rsid="002a46ad"/>
    </style:style>
    <style:style style:name="P15" style:family="paragraph" style:parent-style-name="Standard">
      <style:text-properties officeooo:rsid="00055109" officeooo:paragraph-rsid="002b9bdf"/>
    </style:style>
    <style:style style:name="P16" style:family="paragraph" style:parent-style-name="Standard">
      <style:text-properties officeooo:rsid="00055109" officeooo:paragraph-rsid="002c1f4a"/>
    </style:style>
    <style:style style:name="P17" style:family="paragraph" style:parent-style-name="Standard">
      <style:text-properties officeooo:rsid="00055109" officeooo:paragraph-rsid="002c49f2"/>
    </style:style>
    <style:style style:name="P18" style:family="paragraph" style:parent-style-name="Standard">
      <style:paragraph-properties fo:text-align="center" style:justify-single-word="false"/>
      <style:text-properties officeooo:rsid="00055109" officeooo:paragraph-rsid="002c49f2"/>
    </style:style>
    <style:style style:name="P19" style:family="paragraph" style:parent-style-name="Standard">
      <style:paragraph-properties fo:text-align="start" style:justify-single-word="false"/>
      <style:text-properties officeooo:rsid="00055109" officeooo:paragraph-rsid="002c49f2"/>
    </style:style>
    <style:style style:name="P20" style:family="paragraph" style:parent-style-name="Standard">
      <style:text-properties officeooo:rsid="00055109" officeooo:paragraph-rsid="002da203"/>
    </style:style>
    <style:style style:name="P21" style:family="paragraph" style:parent-style-name="Standard">
      <style:text-properties officeooo:rsid="00055109" officeooo:paragraph-rsid="003050e5"/>
    </style:style>
    <style:style style:name="P22" style:family="paragraph" style:parent-style-name="Standard">
      <style:text-properties officeooo:rsid="00055109" officeooo:paragraph-rsid="0032154e"/>
    </style:style>
    <style:style style:name="P23" style:family="paragraph" style:parent-style-name="Standard">
      <style:text-properties officeooo:rsid="00055109" officeooo:paragraph-rsid="00338dd9"/>
    </style:style>
    <style:style style:name="P24" style:family="paragraph" style:parent-style-name="Standard">
      <style:text-properties officeooo:rsid="00055109" officeooo:paragraph-rsid="0034e477"/>
    </style:style>
    <style:style style:name="P25" style:family="paragraph" style:parent-style-name="Standard">
      <style:text-properties officeooo:rsid="00055109" officeooo:paragraph-rsid="0036b6c7"/>
    </style:style>
    <style:style style:name="P26" style:family="paragraph" style:parent-style-name="Standard">
      <style:text-properties officeooo:rsid="00055109" officeooo:paragraph-rsid="0038a50e"/>
    </style:style>
    <style:style style:name="P27" style:family="paragraph" style:parent-style-name="Standard">
      <style:text-properties officeooo:rsid="00055109" officeooo:paragraph-rsid="0038ddb9"/>
    </style:style>
    <style:style style:name="P28" style:family="paragraph" style:parent-style-name="Standard">
      <style:text-properties officeooo:rsid="00055109" officeooo:paragraph-rsid="0038ec59"/>
    </style:style>
    <style:style style:name="P29" style:family="paragraph" style:parent-style-name="Standard">
      <style:text-properties officeooo:rsid="00055109" officeooo:paragraph-rsid="003b0da7"/>
    </style:style>
    <style:style style:name="P30" style:family="paragraph" style:parent-style-name="Standard">
      <style:text-properties officeooo:rsid="00055109" officeooo:paragraph-rsid="003c791c"/>
    </style:style>
    <style:style style:name="P31" style:family="paragraph" style:parent-style-name="Standard">
      <style:text-properties officeooo:rsid="00055109" officeooo:paragraph-rsid="003fffeb"/>
    </style:style>
    <style:style style:name="P32" style:family="paragraph" style:parent-style-name="Standard">
      <style:text-properties officeooo:paragraph-rsid="0017f5f4"/>
    </style:style>
    <style:style style:name="P33" style:family="paragraph" style:parent-style-name="Standard" style:list-style-name="L1">
      <style:text-properties officeooo:paragraph-rsid="002da203"/>
    </style:style>
    <style:style style:name="P34" style:family="paragraph" style:parent-style-name="Standard" style:list-style-name="L1">
      <style:text-properties officeooo:paragraph-rsid="0038ddb9"/>
    </style:style>
    <style:style style:name="P35" style:family="paragraph" style:parent-style-name="Standard">
      <style:text-properties style:text-underline-style="solid" style:text-underline-width="auto" style:text-underline-color="font-color" officeooo:rsid="00055109" officeooo:paragraph-rsid="002c49f2"/>
    </style:style>
    <style:style style:name="P36" style:family="paragraph" style:parent-style-name="Standard">
      <style:text-properties style:text-underline-style="solid" style:text-underline-width="auto" style:text-underline-color="font-color" officeooo:rsid="00055109" officeooo:paragraph-rsid="0038ec59"/>
    </style:style>
    <style:style style:name="P37" style:family="paragraph" style:parent-style-name="Standard">
      <style:text-properties officeooo:rsid="0017f5f4" officeooo:paragraph-rsid="0017f5f4"/>
    </style:style>
    <style:style style:name="P38" style:family="paragraph" style:parent-style-name="Standard">
      <style:text-properties officeooo:paragraph-rsid="0019d7a0"/>
    </style:style>
    <style:style style:name="P39" style:family="paragraph" style:parent-style-name="Standard">
      <style:text-properties officeooo:rsid="001a5397" officeooo:paragraph-rsid="001a5397"/>
    </style:style>
    <style:style style:name="P40" style:family="paragraph" style:parent-style-name="Standard">
      <style:text-properties officeooo:rsid="001a5397" officeooo:paragraph-rsid="003c8666"/>
    </style:style>
    <style:style style:name="P41" style:family="paragraph" style:parent-style-name="Standard">
      <style:text-properties officeooo:rsid="001a5397" officeooo:paragraph-rsid="003d1746"/>
    </style:style>
    <style:style style:name="P42" style:family="paragraph" style:parent-style-name="Standard">
      <style:text-properties officeooo:rsid="001a5397" officeooo:paragraph-rsid="003fffeb"/>
    </style:style>
    <style:style style:name="P43" style:family="paragraph" style:parent-style-name="Standard">
      <style:text-properties officeooo:rsid="001a5397" officeooo:paragraph-rsid="004086dd"/>
    </style:style>
    <style:style style:name="T1" style:family="text">
      <style:text-properties style:text-underline-style="solid" style:text-underline-width="auto" style:text-underline-color="font-color"/>
    </style:style>
    <style:style style:name="T2" style:family="text">
      <style:text-properties officeooo:rsid="0017f5f4"/>
    </style:style>
    <style:style style:name="T3" style:family="text">
      <style:text-properties officeooo:rsid="0019d7a0"/>
    </style:style>
    <style:style style:name="T4" style:family="text">
      <style:text-properties officeooo:rsid="001bdb37"/>
    </style:style>
    <style:style style:name="T5" style:family="text">
      <style:text-properties officeooo:rsid="001c468a"/>
    </style:style>
    <style:style style:name="T6" style:family="text">
      <style:text-properties officeooo:rsid="001e5e01"/>
    </style:style>
    <style:style style:name="T7" style:family="text">
      <style:text-properties officeooo:rsid="00203782"/>
    </style:style>
    <style:style style:name="T8" style:family="text">
      <style:text-properties officeooo:rsid="00221557"/>
    </style:style>
    <style:style style:name="T9" style:family="text">
      <style:text-properties officeooo:rsid="0023f925"/>
    </style:style>
    <style:style style:name="T10" style:family="text">
      <style:text-properties officeooo:rsid="0025ee42"/>
    </style:style>
    <style:style style:name="T11" style:family="text">
      <style:text-properties officeooo:rsid="0027c27b"/>
    </style:style>
    <style:style style:name="T12" style:family="text">
      <style:text-properties officeooo:rsid="00286775"/>
    </style:style>
    <style:style style:name="T13" style:family="text">
      <style:text-properties officeooo:rsid="002a46ad"/>
    </style:style>
    <style:style style:name="T14" style:family="text">
      <style:text-properties officeooo:rsid="002b9bdf"/>
    </style:style>
    <style:style style:name="T15" style:family="text">
      <style:text-properties officeooo:rsid="002c1f4a"/>
    </style:style>
    <style:style style:name="T16" style:family="text">
      <style:text-properties officeooo:rsid="002c49f2"/>
    </style:style>
    <style:style style:name="T17" style:family="text">
      <style:text-properties officeooo:rsid="002da203"/>
    </style:style>
    <style:style style:name="T18" style:family="text">
      <style:text-properties officeooo:rsid="002ea9cc"/>
    </style:style>
    <style:style style:name="T19" style:family="text">
      <style:text-properties officeooo:rsid="003050e5"/>
    </style:style>
    <style:style style:name="T20" style:family="text">
      <style:text-properties officeooo:rsid="0032154e"/>
    </style:style>
    <style:style style:name="T21" style:family="text">
      <style:text-properties officeooo:rsid="00338dd9"/>
    </style:style>
    <style:style style:name="T22" style:family="text">
      <style:text-properties officeooo:rsid="0034e477"/>
    </style:style>
    <style:style style:name="T23" style:family="text">
      <style:text-properties officeooo:rsid="0036b6c7"/>
    </style:style>
    <style:style style:name="T24" style:family="text">
      <style:text-properties officeooo:rsid="0038a50e"/>
    </style:style>
    <style:style style:name="T25" style:family="text">
      <style:text-properties officeooo:rsid="0038ddb9"/>
    </style:style>
    <style:style style:name="T26" style:family="text">
      <style:text-properties officeooo:rsid="0038ec59"/>
    </style:style>
    <style:style style:name="T27" style:family="text">
      <style:text-properties officeooo:rsid="00392c95"/>
    </style:style>
    <style:style style:name="T28" style:family="text">
      <style:text-properties officeooo:rsid="003b0da7"/>
    </style:style>
    <style:style style:name="T29" style:family="text">
      <style:text-properties officeooo:rsid="003c791c"/>
    </style:style>
    <style:style style:name="T30" style:family="text">
      <style:text-properties officeooo:rsid="003c8666"/>
    </style:style>
    <style:style style:name="T31" style:family="text">
      <style:text-properties officeooo:rsid="003d1746"/>
    </style:style>
    <style:style style:name="T32" style:family="text">
      <style:text-properties officeooo:rsid="003dfacd"/>
    </style:style>
    <style:style style:name="T33" style:family="text">
      <style:text-properties officeooo:rsid="003fffeb"/>
    </style:style>
    <style:style style:name="T34" style:family="text">
      <style:text-properties officeooo:rsid="004086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CEDURE FOR BUILDING A CRYSTAL USING THE POLARISATION MODEL</text:span> </text:p>
      <text:p text:style-name="P18"><text:span text:style-name="T16">Shez Few, </text:span><text:a xlink:type="simple" xlink:href="mailto:sheridan.few10@imperial.ac.uk"><text:span text:style-name="T16">sheridan.few10@imperial.ac.uk</text:span></text:a><text:span text:style-name="T16">, </text:span><text:a xlink:type="simple" xlink:href="mailto:sheridan.few@gmail.com"><text:span text:style-name="T16">sheridan.few@gmail.com</text:span></text:a></text:p>
      <text:p text:style-name="P18"/>
      <text:p text:style-name="P19"><text:span text:style-name="T16">The code for the polarisation model was developed in collaboration with James Kirkpatrick.</text:span></text:p>
      <text:p text:style-name="P19"><text:span text:style-name="T16"/></text:p>
      <text:p text:style-name="P17"><text:span text:style-name="T16">NB. Some usage instructions for most scripts I have written can be obtained by running:</text:span></text:p>
      <text:p text:style-name="P17"><text:span text:style-name="T16"/></text:p>
      <text:p text:style-name="P17"><text:span text:style-name="T16"><text:s/>SCRIPT.sh --help</text:span></text:p>
      <text:p text:style-name="P1"/>
      <text:p text:style-name="P35"><text:span text:style-name="T16">Instructions:</text:span></text:p>
      <text:p text:style-name="P35"><text:span text:style-name="T16"/></text:p>
      <text:p text:style-name="P36"><text:span text:style-name="T26">GETTING STARTING CO-ORDINATES AND TRANSLATION VECTORS</text:span></text:p>
      <text:p text:style-name="P1"/>
      <text:p text:style-name="P1">1) Find .cif <text:span text:style-name="T6">of</text:span> <text:span text:style-name="T6">crystal</text:span> structure using http://webcsd.cds.rsc.org/ <text:span text:style-name="T6">or otherwise.</text:span></text:p>
      <text:p text:style-name="P1"/>
      <text:p text:style-name="P1">2) Download .cif file and convert to gaussian input file with terminal command: </text:p>
      <text:p text:style-name="P1"/>
      <text:p text:style-name="P1">babel molecule.cif molecule.gjf </text:p>
      <text:p text:style-name="P1"/>
      <text:p text:style-name="P1">In some instances, there will be multiple orientations of molecules in the .cif file. If both molecules coordinates are included explicitly, this will remain in the file molecule.gjf. For the Gaussian file, delete one molecule, and procedure for dealing with this other molecule is described in (11) </text:p>
      <text:p text:style-name="P1"/>
      <text:p text:style-name="P1">Make xyz file by copying </text:p>
      <text:p text:style-name="P1"/>
      <text:p text:style-name="P1">cp molecule.gjf molecule.xyz </text:p>
      <text:p text:style-name="P1"/>
      <text:p text:style-name="P1">and manually removing all lines but those containing coords from molecule.xyz. </text:p>
      <text:p text:style-name="P1"/>
      <text:p text:style-name="P7">[Edit: A better way is usually to export .xyz directly from Mercury. This may also be useful to obtain TVs (by including multiple molecules, and comparing positions of an equivalent atom.) <text:span text:style-name="T6">If this export is carried out from mercury including packing, then this is probably the easiest way of obtaining positions and orientations of different molecules in the unit cell.</text:span>]</text:p>
      <text:p text:style-name="P1"/>
      <text:p text:style-name="P10">3<text:span text:style-name="T7">a</text:span>) <text:span text:style-name="T7">Separate .xyz into separate xyzs for each molecule in the unit cell. (I name these STRUCTURE_mol[a,b,c,...].xyz)</text:span></text:p>
      <text:p text:style-name="P10"/>
      <text:p text:style-name="P21"><text:span text:style-name="T6">[Note that sometimes it is also necessary to add hydrogen atoms to structures from the .cif. </text:span><text:span text:style-name="T19">It is worth checking.</text:span><text:span text:style-name="T6"> </text:span><text:span text:style-name="T18">If so, then you will want to do this for each molecule in the unit cell in the cif .xyz files, as </text:span><text:span text:style-name="T19">all </text:span><text:span text:style-name="T18">these </text:span><text:span text:style-name="T19">co-ords </text:span><text:span text:style-name="T18">will be used later. This can be achieved </text:span><text:span text:style-name="T19">by importing the coords into a .gjf, and using</text:span><text:span text:style-name="T18"> the “add hydrogens” tool in gaussview, and either (1) saving the .gjf and directly extracting co-ordinates, or (2) running a geometry optimisation with all atoms constrained except the hydrogens, and using the new coords. I am not sure how much difference it makes.</text:span><text:span text:style-name="T6">]</text:span></text:p>
      <text:p text:style-name="P10"/>
      <text:p text:style-name="P36"><text:span text:style-name="T26">CALCULATING POLARISABILITIES AND CHARGE DISTRIBUTIONS</text:span></text:p>
      <text:p text:style-name="P10"/>
      <text:p text:style-name="P21"><text:span text:style-name="T7">3b) Choose ...</text:span><text:span text:style-name="T19">mol</text:span><text:span text:style-name="T7">a.xyz, and use the coordinates in a </text:span>.gjf to include geometry optimisation (usually B3LYP/6-31g*) and polarisability calculation <text:span text:style-name="T7">and charge distribution </text:span>(usually <text:span text:style-name="T5">HF</text:span>/6-31<text:span text:style-name="T5">+</text:span>g* <text:span text:style-name="T7">with ESP option</text:span>) , and submit on the HPC. </text:p>
      <text:p text:style-name="P21"><text:span text:style-name="T18"/></text:p>
      <text:p text:style-name="P21"><text:span text:style-name="T18">This can be straightforwardly achieved </text:span><text:span text:style-name="T19">by putting</text:span><text:span text:style-name="T18"> the .xyz in a sensible directory on the HPC, then running:</text:span></text:p>
      <text:p text:style-name="P10"><text:soft-page-break/><text:span text:style-name="T18"/></text:p>
      <text:p text:style-name="P21"><text:span text:style-name="T19">make_new_job_from_log.sh -o -q 0 -z 1 -l </text:span><text:span text:style-name="T7">STRUCTURE_mol</text:span><text:span text:style-name="T19">a.</text:span><text:span text:style-name="T7">xyz</text:span></text:p>
      <text:p text:style-name="P21"><text:span text:style-name="T7"/></text:p>
      <text:p text:style-name="P21"><text:span text:style-name="T19">This will make, and set off, a geometry optimisation </text:span><text:span text:style-name="T20">job</text:span><text:span text:style-name="T19"> (edit -q and -z for charged molecules). When this job is completed (check using qstat), the following command will run another job to calculate polarisability, and charge distribution:</text:span></text:p>
      <text:p text:style-name="P10"><text:span text:style-name="T18"/></text:p>
      <text:p text:style-name="P21"><text:span text:style-name="T19">make_new_job_from_log.sh -b 6-31+g* -f HF -l <text:s/></text:span><text:span text:style-name="T7">STRUCTURE_mol</text:span><text:span text:style-name="T19">a_opt_[...].log</text:span></text:p>
      <text:p text:style-name="P21"/>
      <text:p text:style-name="P22"><text:span text:style-name="T20">When this job is complete you may return to your local directory for further procedures.</text:span></text:p>
      <text:p text:style-name="P21"/>
      <text:p text:style-name="P28"><text:span text:style-name="T26">GET DETAILS OF BONDS</text:span></text:p>
      <text:p text:style-name="P21"/>
      <text:p text:style-name="P7">[Steps 4 and 5 are only important if using the 'atoms and bonds' implementation of the polarisation model, <text:span text:style-name="T20">which hasn't turned out to be particularly useful so far</text:span>]</text:p>
      <text:p text:style-name="P1"/>
      <text:p text:style-name="P1">4) Open gjf file in gaussview, check bonds are as expected (edit if not), and resave input file molecule.com in order to get connectivity. <text:span text:style-name="T5">[Only important if using the 'atoms and bonds' implementation of the polarisation model]</text:span></text:p>
      <text:p text:style-name="P8"/>
      <text:p text:style-name="P1">5) Extract connectivity from saved input file, either manually or using </text:p>
      <text:p text:style-name="P1"/>
      <text:p text:style-name="P1">extract_connectivity.sh molecule.com </text:p>
      <text:p text:style-name="P1"/>
      <text:p text:style-name="P1">giving a file molecule_connectivity.dat. Copy this to "Molecules" folder in PythonPolarization </text:p>
      <text:p text:style-name="P1"/>
      <text:p text:style-name="P28"><text:span text:style-name="T26">MAKE PYTHON READABLE MOLECULES </text:span></text:p>
      <text:p text:style-name="P1"/>
      <text:p text:style-name="P1">6) Recover molecule.log file conta<text:span text:style-name="T18">i</text:span>ning polarisability from <text:span text:style-name="T5">the</text:span> HPC. Copy <text:s/>to "Molecules" folder in PythonPolarization</text:p>
      <text:p text:style-name="P1"/>
      <text:p text:style-name="P11"><text:span text:style-name="T7">7a) Copy .xyz files for each molecule in the unit cell into the 'Molecules' folder.</text:span><text:span text:style-name="T8"> Copy the .log file from the HPC to the local Molecules folder</text:span></text:p>
      <text:p text:style-name="P1"/>
      <text:p text:style-name="P10"><text:span text:style-name="T7">MAKING MOLECULES OUT OF ATOMIC POINT DIPOLES:</text:span></text:p>
      <text:p text:style-name="P10"><text:span text:style-name="T7"/></text:p>
      <text:p text:style-name="P13"><text:span text:style-name="T7">7a) Run a script like </text:span><text:span text:style-name="T12">'gauss_to_xyzs_neut_0515.sh', which contains commands like </text:span><text:span text:style-name="T16">(here for neutral molecule a of C8_BTBT)</text:span></text:p>
      <text:p text:style-name="P13"><text:span text:style-name="T12"/></text:p>
      <text:p text:style-name="P13"><text:span text:style-name="T12">./gauss_log_to_py_xyz.sh -b C8_BTBT_mola_cif.xyz -n C8_BTBT_mola_neut C8_BTBT_neut.log</text:span></text:p>
      <text:p text:style-name="P1"/>
      <text:p text:style-name="P13"><text:span text:style-name="T12">The specifications included in the command:</text:span></text:p>
      <text:p text:style-name="P13"><text:span text:style-name="T12"/></text:p>
      <text:p text:style-name="P13"><text:span text:style-name="T12">C8_BTBT_mola_cif.xyz<text:tab/>An xyz file with co-ordinates of molecule a as oriented in the .cif</text:span></text:p>
      <text:p text:style-name="P13"><text:span text:style-name="T12">C8_BTBT_mola_neut<text:tab/>The </text:span><text:span text:style-name="T13">base </text:span><text:span text:style-name="T12">name of the resulting pol. Model readable .xyz file.</text:span></text:p>
      <text:p text:style-name="P14"><text:span text:style-name="T12">C8_BTBT_neut.log<text:tab/><text:tab/></text:span><text:span text:style-name="T13">The Gaussian .log file in the orientation for which polarisability has been calculated.</text:span></text:p>
      <text:p text:style-name="P14"><text:span text:style-name="T13"/></text:p>
      <text:p text:style-name="P16"><text:span text:style-name="T15">7b) This will make a set of files: </text:span></text:p>
      <text:p text:style-name="P14"><text:span text:style-name="T13"/></text:p>
      <text:p text:style-name="P16"><text:span text:style-name="T15">C8_BTBT_mola_neut_aniso_cifstruct_[CHARGES].xyz </text:span></text:p>
      <text:p text:style-name="P17"><text:soft-page-break/><text:span text:style-name="T15"/></text:p>
      <text:p text:style-name="P16"><text:span text:style-name="T15">A python readable .xyz file of mola </text:span><text:span text:style-name="T16">oriented as in</text:span><text:span text:style-name="T15"> the .cif, with charges from the neutral Gaussian calculation. [CHARGES] are 'mul' (Mulliken pop analysis), 'no_charge' (obvious), or 'chelpg', which corresponds to chelpg or ESP </text:span><text:span text:style-name="T16">population analysis</text:span><text:span text:style-name="T15">, depending on which was specified in the Gaussian calculation. </text:span><text:span text:style-name="T20">This file will be used later for calculating properties of a subcrystal.</text:span></text:p>
      <text:p text:style-name="P16"><text:span text:style-name="T20"/></text:p>
      <text:p text:style-name="P20"><text:span text:style-name="T16">C8_BTBT_mola_neut_aniso_</text:span><text:span text:style-name="T15">[CHARGES]</text:span><text:span text:style-name="T16">.xyz </text:span></text:p>
      <text:p text:style-name="P17"><text:span text:style-name="T14"/></text:p>
      <text:p text:style-name="P17"><text:span text:style-name="T16">As above, but </text:span><text:span text:style-name="T17">oriented as in the optimised structure in the gaussian .log. This is used to fit polarisabilities.</text:span></text:p>
      <text:p text:style-name="P17"><text:span text:style-name="T16"/></text:p>
      <text:p text:style-name="P17"><text:span text:style-name="T14">pol_</text:span><text:span text:style-name="T15">C8_BTBT.</text:span><text:span text:style-name="T16">py</text:span></text:p>
      <text:p text:style-name="P20"><text:span text:style-name="T16"/></text:p>
      <text:p text:style-name="P20"><text:span text:style-name="T16">A </text:span><text:span text:style-name="T17">python file containing the polarisability tensor from the Gaussian .log file. This is used to fit polarisabilities, and to make </text:span><text:span text:style-name="T20">input files for jobs with</text:span><text:span text:style-name="T17"> molecular point dipoles, if this is desired. </text:span></text:p>
      <text:p text:style-name="P17"><text:span text:style-name="T15"/></text:p>
      <text:p text:style-name="P14"><text:span text:style-name="T13">FITTING POLARISABILITIES:</text:span></text:p>
      <text:p text:style-name="P14"><text:span text:style-name="T13"/></text:p>
      <text:p text:style-name="P15"><text:span text:style-name="T14">8) Polarisability parameters (atomic polarisabilities, screening radius) may be fitted either to a single molecule, or to a set of molecules. I have found that it is quite effective to </text:span><text:span text:style-name="T16">start from van Duijnen et al.'s empirical fit parameters with exponential screening, </text:span><text:span text:style-name="T14">fit just the screening parameter, and leave atomic parameters as defined by van Duijnen et al., but there are options to fit everything.</text:span></text:p>
      <text:p text:style-name="P15"><text:span text:style-name="T14"/></text:p>
      <text:p text:style-name="P27"><text:span text:style-name="T13">FITTING POLARISABILIT</text:span><text:span text:style-name="T25">Y PARAMETERS TO A </text:span><text:span text:style-name="T17">SINGLE MOLECULE:</text:span></text:p>
      <text:p text:style-name="P16"><text:span text:style-name="T15">8a) </text:span><text:span text:style-name="T14">The easiest way to fit for a single molecule is with the singlefit.sh command. Some examples are in </text:span><text:span text:style-name="T15">'fit_screenpar_Morpmols_0515.sh'. </text:span><text:span text:style-name="T21">C</text:span><text:span text:style-name="T15">ommands </text:span><text:span text:style-name="T21">to make a fitting job </text:span><text:span text:style-name="T15">are something like this:</text:span></text:p>
      <text:p text:style-name="P15"><text:span text:style-name="T14"/></text:p>
      <text:p text:style-name="P24"><text:span text:style-name="T22">./singlefit.sh -a -b -c -f abs_square_dif_fit -h -n C8_BTBT -p pol_C8_BTBT_w_sidechains_neut -j TholeExp py_C8_BTBT_w_sidechains</text:span></text:p>
      <text:p text:style-name="P17"><text:span text:style-name="T16"/></text:p>
      <text:p text:style-name="P24"><text:span text:style-name="T18">Here -p is the file containing the </text:span><text:span text:style-name="T20">polarisability of the molecule as calculated using Gaussian, -f is the parameter to be minimised, -j is the type of screening to me used, and '</text:span><text:span text:style-name="T22">py_C8_BTBT_w_sidechains'</text:span><text:span text:style-name="T20"> is the name of the .xyz for the molecule to be fit. Other options are described in </text:span><text:span text:style-name="T14">./singlefit.sh –</text:span><text:span text:style-name="T20">help.</text:span></text:p>
      <text:p text:style-name="P22"><text:span text:style-name="T16"/></text:p>
      <text:p text:style-name="P24"><text:span text:style-name="T21">8b) You have now made fitting job</text:span><text:span text:style-name="T22">s</text:span><text:span text:style-name="T21"> </text:span><text:span text:style-name="T22">in '/PythonPolarization/Singlemol_Pol_Determination/':</text:span></text:p>
      <text:p text:style-name="P17"><text:span text:style-name="T16"/></text:p>
      <text:p text:style-name="P23"><text:span text:style-name="T21">C8_BTBT_TholeExp_abs_square_dif_fit_nobonds_wH_screenonly_empiricalstart_fitscreen_multipolfit.py</text:span></text:p>
      <text:p text:style-name="P23"><text:span text:style-name="T21">C8_BTBT_TholeExp_abs_square_dif_fit_nobonds_wH_screenonly_empiricalstart_fitscreen_multipolfit_wscan.py</text:span></text:p>
      <text:p text:style-name="P17"><text:span text:style-name="T16"/></text:p>
      <text:p text:style-name="P24"><text:span text:style-name="T22">You must first install pyminuit to run them, see </text:span><text:a xlink:type="simple" xlink:href="https://professor.hepforge.org/trac/wiki/PyMinuit"><text:span text:style-name="T22">https://professor.hepforge.org/trac/wiki/PyMinuit</text:span></text:a><text:span text:style-name="T22"> </text:span></text:p>
      <text:p text:style-name="P24"><text:span text:style-name="T22"/></text:p>
      <text:p text:style-name="P24"><text:span text:style-name="T22">Afterwards you may run them with:</text:span></text:p>
      <text:p text:style-name="P24"><text:span text:style-name="T22"/></text:p>
      <text:p text:style-name="P24"><text:span text:style-name="T22">python </text:span><text:span text:style-name="T21">C8_BTBT_..._polfit.py</text:span></text:p>
      <text:p text:style-name="P24"><text:span text:style-name="T21"/></text:p>
      <text:p text:style-name="P24"><text:span text:style-name="T22">or </text:span></text:p>
      <text:p text:style-name="P24"><text:span text:style-name="T22"/></text:p>
      <text:p text:style-name="P24"><text:span text:style-name="T22">python </text:span><text:span text:style-name="T21">C8_BTBT_..._polfit.py </text:span><text:span text:style-name="T22">| tee </text:span><text:span text:style-name="T21">C8_BTBT_</text:span><text:span text:style-name="T22">output.out</text:span></text:p>
      <text:p text:style-name="P24"><text:span text:style-name="T22"/></text:p>
      <text:p text:style-name="P24"><text:soft-page-break/><text:span text:style-name="T22">(the tee option is nice because you can see it on the screen, but it also records the process in a file)</text:span></text:p>
      <text:p text:style-name="P24"><text:span text:style-name="T22"/></text:p>
      <text:p text:style-name="P24"><text:span text:style-name="T22">If you use the _wscan job it first scans allowed parameter space, if not, it doesn't, and minimises what it calls eta, a parameter which is smaller when the polarisability in the polarisation model approaches that specified from QC calculations. The pyminuit minimisation procedure is described on the linked webpage.</text:span></text:p>
      <text:p text:style-name="P24"><text:span text:style-name="T22"/></text:p>
      <text:p text:style-name="P24"><text:span text:style-name="T22"/></text:p>
      <text:p text:style-name="P27"><text:span text:style-name="T13">FITTING POLARISABILIT</text:span><text:span text:style-name="T25">Y PARAMETERS TO A </text:span><text:span text:style-name="T17">SET OF MOLECULES </text:span><text:span text:style-name="T25">SIMULTANEOUSLY</text:span></text:p>
      <text:p text:style-name="P17"><text:span text:style-name="T16"/></text:p>
      <text:p text:style-name="P26"><text:span text:style-name="T24">9) </text:span><text:span text:style-name="T23">The procedure is similar for simultaneously fitting parameters to a set of molecules. Here, the 'eta' values for each molecule is summed, and </text:span><text:span text:style-name="T24">the sum minimised for one set of polarisability parameters. 'multifit.sh' is useful here. Example for fitting parameters for </text:span><text:span text:style-name="T25">oligo</text:span><text:span text:style-name="T24">thiophenes of a range of lengths:</text:span></text:p>
      <text:p text:style-name="P26"><text:span text:style-name="T24"/></text:p>
      <text:p text:style-name="P26"><text:span text:style-name="T24">./multifit.sh -f abs_square_dif_fit -j TholeExp -n nT_dif_jms thio_1T_neut thio_2T_neut thio_3T_neut thio_4T_neut thio_5T_neut thio_6T_neut thio_7T_neut thio_8T_neut</text:span></text:p>
      <text:p text:style-name="P26"><text:span text:style-name="T24"/></text:p>
      <text:p text:style-name="P26"><text:span text:style-name="T24"><text:s/>A few other useful examples are found in 'nTs_empstart_1014_abssqdiffit.sh'</text:span></text:p>
      <text:p text:style-name="P25"><text:span text:style-name="T16"/></text:p>
      <text:p text:style-name="P20"><text:span text:style-name="T7">MAKING MOLECULAR POINT DIPOLES:</text:span></text:p>
      <text:p text:style-name="P20"><text:span text:style-name="T8"/></text:p>
      <text:p text:style-name="P20"><text:span text:style-name="T7">7b) Convert .xyz files </text:span><text:span text:style-name="T25">from .cif</text:span><text:span text:style-name="T7"> into python readable .xyz files, using:</text:span></text:p>
      <text:p text:style-name="P20"><text:span text:style-name="T7">./xyz_to_py_xyz_simple.sh <text:s/>STRUCTURE_mol[a,b,c,...].xyz</text:span></text:p>
      <text:p text:style-name="P20"><text:span text:style-name="T8"/></text:p>
      <text:p text:style-name="P27"><text:span text:style-name="T8">7</text:span><text:span text:style-name="T9">d</text:span><text:span text:style-name="T8">) </text:span><text:span text:style-name="T11">We need to rotate the polarisability tensor </text:span><text:span text:style-name="T25">extracted</text:span><text:span text:style-name="T11"> </text:span><text:span text:style-name="T25">from </text:span><text:span text:style-name="T11">the gaussian log file to the orientation of each molecule in the unit cell in the .cif file. In order to do this, we require two atom numbers which relate to atoms in particular positions </text:span><text:span text:style-name="T10">(CoM also used, </text:span><text:span text:style-name="T25">but found automatically</text:span><text:span text:style-name="T10">). </text:span><text:span text:style-name="T11">The script '</text:span><text:span text:style-name="T9">Rot_for_points_allmols_newway_w_reorientmolout.py</text:span><text:span text:style-name="T11">' with variables defined for structure of interest, will do this for us. We obtain the relevant atom numbers in the following manner:</text:span></text:p>
      <text:p text:style-name="P20"><text:span text:style-name="T8"/></text:p>
      <text:list xml:id="list870693610" text:style-name="L1">
        <text:list-item>
          <text:p text:style-name="P33"><text:span text:style-name="T8">View the </text:span><text:span text:style-name="T10">STRUCTURE_</text:span><text:span text:style-name="T8">mola.</text:span><text:span text:style-name="T10">gjf</text:span><text:span text:style-name="T8"> in gaussview, and turn on atom labels (which shows the numbering of atoms). </text:span></text:p>
        </text:list-item>
        <text:list-item>
          <text:p text:style-name="P33"><text:span text:style-name="T8">We require </text:span><text:span text:style-name="T10">two</text:span><text:span text:style-name="T8"> atom numers </text:span><text:span text:style-name="T10">(CoM also used, </text:span><text:span text:style-name="T25">but found automatically</text:span><text:span text:style-name="T10">)</text:span><text:span text:style-name="T8"> in order to reorient the polarisability tensor calculated using gaussian to the orientation of molecules in the .log file. These should be </text:span><text:span text:style-name="T10">an</text:span><text:span text:style-name="T8"> atom close to the extremi</text:span><text:span text:style-name="T10">ty</text:span><text:span text:style-name="T8"> of the </text:span><text:span text:style-name="T11">pi-core</text:span><text:span text:style-name="T8"> along a long axis </text:span><text:span text:style-name="T11">(labelled 'atomsforlongaxis')</text:span><text:span text:style-name="T8">, and one atom displaced a significant distance from the vector joining the first two atoms, and preferably connected to the first two atoms by relatively rigid bonds (eg. Preferably all within the same pi-system), </text:span><text:span text:style-name="T11">labelled 'perpatom'</text:span><text:span text:style-name="T8">. </text:span></text:p>
        </text:list-item>
        <text:list-item>
          <text:p text:style-name="P33"><text:span text:style-name="T8">Make a note of these </text:span><text:span text:style-name="T11">two</text:span><text:span text:style-name="T8"> atom numbers, </text:span><text:span text:style-name="T9">and add them to 'Rot_for_points_allmols_newway_w_reorientmolout.py' for your molecule, remembering to subtract one from each atom number, as python counts from 0 whilst gaussview counts from 1.</text:span></text:p>
        </text:list-item>
        <text:list-item>
          <text:p text:style-name="P34"><text:span text:style-name="T12">Put correct 'nmolsincell' (number of molecules in unit cell), and add </text:span><text:span text:style-name="T25">your molecule name </text:span><text:span text:style-name="T12"><text:s/>to 'for molecule in …' </text:span><text:span text:style-name="T25">in '</text:span><text:span text:style-name="T9">Rot_for_points_allmols_newway_w_reorientmolout.py</text:span><text:span text:style-name="T25">'.</text:span></text:p>
        </text:list-item>
        <text:list-item>
          <text:p text:style-name="P33"><text:span text:style-name="T12">Run 'python </text:span><text:span text:style-name="T9">Rot_for_points_allmols_newway_w_reorientmolout.py</text:span><text:span text:style-name="T12">' from a terminal in the 'Molecules' folder</text:span></text:p>
        </text:list-item>
        <text:list-item>
          <text:p text:style-name="P12"><text:span text:style-name="T12">You should now find sp_STRUCTURE_mol[a,b,...].xyz, which are readable by the polarisation model.</text:span></text:p>
          <text:p text:style-name="P12"><text:span text:style-name="T14"/></text:p>
        </text:list-item>
      </text:list>
      <text:p text:style-name="P28"><text:span text:style-name="T26">MAKING MOLECULES USING ATOMS AND BONDS MODEL</text:span></text:p>
      <text:p text:style-name="P1"><text:soft-page-break/>7) In folder Molecules run script <text:span text:style-name="T5">like</text:span>: </text:p>
      <text:p text:style-name="P1"/>
      <text:p text:style-name="P1">./gauss_log_to_py_xyz_anisobonds.sh -b molecule.xyz -n molecule -y molecule_connectivity.dat -z 8.0 molecule.log </text:p>
      <text:p text:style-name="P1"/>
      <text:p text:style-name="P1">( ./gauss_log_to_py_xyz_anisobonds.sh --help can be used to check meaning of options in this script ) </text:p>
      <text:p text:style-name="P1"/>
      <text:p text:style-name="P1">(Cutoff has so far been set to 8.0 Bohr for all atoms, but smaller may be interesting. Different cutoffs for different atom types would make sense) </text:p>
      <text:p text:style-name="P1"><text:s/></text:p>
      <text:p text:style-name="P1">This script will make the following files: </text:p>
      <text:p text:style-name="P1"/>
      <text:p text:style-name="P1">/home/spf310/Dropbox/Phd/PythonPolarization/Molecules/molecule_aniso_no_charge.xyz </text:p>
      <text:p text:style-name="P1">/home/spf310/Dropbox/Phd/PythonPolarization/Molecules/molecule_aniso_mul.xyz </text:p>
      <text:p text:style-name="P1">/home/spf310/Dropbox/Phd/PythonPolarization/Molecules/molecule_aniso_chelpg.xyz </text:p>
      <text:p text:style-name="P1"/>
      <text:p text:style-name="P1">/home/spf310/Dropbox/Phd/PythonPolarization/Molecules/molecule_aniso_cifstruct_no_charge.xyz </text:p>
      <text:p text:style-name="P1">/home/spf310/Dropbox/Phd/PythonPolarization/Molecules/molecule_aniso_cifstruct_mul.xyz </text:p>
      <text:p text:style-name="P1">/home/spf310/Dropbox/Phd/PythonPolarization/Molecules/molecule_aniso_cifstruct_chelpg.xyz </text:p>
      <text:p text:style-name="P1"/>
      <text:p text:style-name="P1"><text:span text:style-name="T26">These s</text:span>ix <text:span text:style-name="T26">files </text:span>each describe the molecule under consideration in a way which is readable to the python polarisation model. </text:p>
      <text:p text:style-name="P1"/>
      <text:p text:style-name="P2">Atom and bond positions are as in the gaussian log or the cif file <text:span text:style-name="T5">(</text:span>as indicatied <text:span text:style-name="T5">in options in </text:span>./gauss_log_to_py_xyz_anisobonds.sh<text:span text:style-name="T5">)</text:span>. Atomic charges are assigned from Mulliken, CHELPG charges, or all left uncharged, as indicated. Bonds, <text:span text:style-name="T5">if included,</text:span> are placed at the midpoint of atoms, <text:span text:style-name="T5">and are polarisable only</text:span> in the direction of the vector between the bonded atoms <text:span text:style-name="T5">(rotated from ([1,0,0],[0,0,0],[0,0,0])</text:span>. <text:span text:style-name="T5">The polarisability may be changed using the ModifyPolarizability function each time a different polarizability is required. </text:span>Bond types are taken from the file molecule_connectivity.dat. </text:p>
      <text:p text:style-name="P1"/>
      <text:p text:style-name="P1">Polarisabilities are taken as the values indicated in ./gauss_log_to_py_xyz_anisobonds.sh. This may be edited to give different values. </text:p>
      <text:p text:style-name="P1"/>
      <text:p text:style-name="P28"><text:span text:style-name="T26">Parameter fits may be carried out as described above.</text:span></text:p>
      <text:p text:style-name="P1"/>
      <text:p text:style-name="P28"><text:span text:style-name="T26">MAKE A CRYSTAL </text:span><text:span text:style-name="T27">(Hooray</text:span><text:span text:style-name="T26">!</text:span><text:span text:style-name="T27">)</text:span><text:span text:style-name="T26"> AND CALCULATE SOME ELECTRONIC PROPERTIES</text:span></text:p>
      <text:p text:style-name="P1"/>
      <text:p text:style-name="P1">12) Make crystal <text:span text:style-name="T2">jobs</text:span> by editing <text:span text:style-name="T28">dirs in PythonPolarization/</text:span><text:span text:style-name="T2">Crystals/</text:span></text:p>
      <text:p text:style-name="P29"><text:span text:style-name="T28">Some useful examples are in these directories:</text:span></text:p>
      <text:p text:style-name="P1"/>
      <text:p text:style-name="P29"><text:span text:style-name="T28">Morpurgo_all_atoms_Reorgs_qsplit_fittedscreensMorpurgo_all_sp_Reorgs_partial_qsplit_Molscreen_largepiatoms_sq</text:span></text:p>
      <text:p text:style-name="P1"/>
      <text:p text:style-name="P30"><text:span text:style-name="T28">12a) The files 'makejobs.sh' in these dirs make a set of jobs. It is possible to place molecules of different kinds at different </text:span><text:span text:style-name="T29">distances</text:span><text:span text:style-name="T28"> to the centre of the crystal (eg. Atomic point dipoles close to centre, molecular pointdipoles further out), I don't know if this is useful, but this is what 'insize' and 'outsize' refer to. </text:span><text:span text:style-name="T29">The job will build upto 'insize' total TVs from the centre of mols_sur (described in next bullet point), and upto 'outsize' further from the centre of mols_outer</text:span></text:p>
      <text:p text:style-name="P30"><text:span text:style-name="T28"/></text:p>
      <text:p text:style-name="P30"><text:soft-page-break/><text:span text:style-name="T29">12b) The 'mol_specific_parts' directory contains .py files defining parameters specific to molecule types. mols_cen, mols_sur, and mols_outer define the types of molecules to initially be placed in each position.</text:span></text:p>
      <text:p text:style-name="P1"><text:span text:style-name="T32"/></text:p>
      <text:p text:style-name="P3">The resulting files Crystals/molecule/molecule_censtate_neut_[shape]_size[size]/molecule_censtate_neut_[shape]_size[size].py will contain a job which builds a small crystal of the specified size and shape, calculates the polaron binding energy associated with a charged molecule in the central position, and calculates <text:span text:style-name="T30">polarisation barriers to charge transport</text:span> resulting from <text:span text:style-name="T30">splitting this charge between the centre and</text:span> neighbouring molecules, <text:span text:style-name="T30">and allowing the dipoles to reorient.</text:span></text:p>
      <text:p text:style-name="P3"/>
      <text:p text:style-name="P3">14) Jobs may then be run locally by running</text:p>
      <text:p text:style-name="P3"/>
      <text:p text:style-name="P3">python <text:s/>molecule_censtate_neut_[shape]_size[size].py</text:p>
      <text:p text:style-name="P3"/>
      <text:p text:style-name="P32"><text:span text:style-name="T2">from the directory Crystals/.../molecule/molecule_censtate_neut_[shape]_size[size]/. Otherwise they may be sent to this equivalent dir on HPC, and the command launch_pol_job.sh Crystals/.../molecule/molecule_censtate_neut_[shape]_size[size].py may be used.</text:span></text:p>
      <text:p text:style-name="P4"/>
      <text:p text:style-name="P31"><text:span text:style-name="T32">THE FOLLOWING IS USEFUL FOR CALCULATING REORG ENERGIES AND MAKING PICTURES, I DON'T KNOW IF THIS IS WHAT IS DESIRED.</text:span></text:p>
      <text:p text:style-name="P4"/>
      <text:p text:style-name="P41"><text:span text:style-name="T3">1</text:span>5) A number of files are made/added to.</text:p>
      <text:p text:style-name="P41"/>
      <text:p text:style-name="P41"><text:span text:style-name="T31">In </text:span><text:span text:style-name="T2">Crystals/.../molecule/molecule_censtate_neut_[shape]_size[size]/</text:span><text:span text:style-name="T31">ReorgPlanes_shareq/molecule...reorgs_shareq_planes_CENTRE_[a,b,c].dat </text:span></text:p>
      <text:p text:style-name="P41"/>
      <text:p text:style-name="P41"><text:span text:style-name="T31">This .dat file is a .csv containing 'reorganisation energies'</text:span></text:p>
      <text:p text:style-name="P41"/>
      <text:p text:style-name="P41">In Crystals/:</text:p>
      <text:p text:style-name="P5"/>
      <text:p text:style-name="P5">crystals.csv<text:tab/>Contains info on polarisation energies, etc. for all calculated crystals</text:p>
      <text:p text:style-name="P5">reorg_energies.csv<text:tab/>Contains reorg energies for each pos'n of each studied crystal</text:p>
      <text:p text:style-name="P5"/>
      <text:p text:style-name="P5">In <text:span text:style-name="T2">Crystals/molecule/molecule_censtate_neut_[shape]_size[size]/:</text:span></text:p>
      <text:p text:style-name="P5"/>
      <text:p text:style-name="P5"><text:span text:style-name="T2">molecule_censtate_neut_[shape]_size[size]</text:span>.csv <text:tab/>contains info as in ../crystals.csv, but only for this system</text:p>
      <text:p text:style-name="P5"/>
      <text:p text:style-name="P5"><text:span text:style-name="T2">molecule_censtate_neut_[shape]_size[size]_</text:span>dipoles.dat <text:tab/>contains dipole moment of each polarisable poin<text:span text:style-name="T33">t</text:span> in the system <text:span text:style-name="T33">(for charge in centre of subcrystal)</text:span></text:p>
      <text:p text:style-name="P5"/>
      <text:p text:style-name="P5"><text:span text:style-name="T2">molecule_censtate_neut_[shape]_size[size]_</text:span>ABC_molD.dat contains atom numbers and positions of molecule D in unit cell in position A,B,C.</text:p>
      <text:p text:style-name="P5"/>
      <text:p text:style-name="P40"><text:span text:style-name="T30">MAKING PICTURES</text:span></text:p>
      <text:p text:style-name="P40"><text:span text:style-name="T30"/></text:p>
      <text:p text:style-name="P40"><text:span text:style-name="T30">Makes pictures of molecules using gnuplot or matplotlib with arrows representing the direction and magnitude of dipoles. I think this could be quite nice, but can be a bit fiddly.</text:span></text:p>
      <text:p text:style-name="P5"/>
      <text:p text:style-name="P5">16) .dat files can be copied back to local drive. Images can be made using plot_pol.sh. eg.</text:p>
      <text:p text:style-name="P5"><text:soft-page-break/></text:p>
      <text:p text:style-name="P5">plot_pol_multi.sh -a 100 -d dip_anion_neut_diamond_size_1_dipoles.dat -f -v -n dipstest -p -r dip_anion_neut_diamond_size_1_???_mol?.dat</text:p>
      <text:p text:style-name="P5"/>
      <text:p text:style-name="P5">(See plot_pol_multi.sh –help for more info)</text:p>
      <text:p text:style-name="P5"/>
      <text:p text:style-name="P5">It may be helpful to choose only a cross section of molecules to avoid the diagrams getting too messy. Eg. 111, 101, 121, 110, 112 or 011, 111, 211, 101, 121 in diamond of size 1.</text:p>
      <text:p text:style-name="P5"/>
      <text:p text:style-name="P6">Options may be specified to automatically plot a series of images at different oriantations, or make a video. I haven't found a video method I am totally happy with yet. Animated gifs are higher quality, but not pausable. <text:span text:style-name="T30">m</text:span>p4 quality is too low really. <text:span text:style-name="T4">May be better with less frames.</text:span></text:p>
      <text:p text:style-name="P5"/>
      <text:p text:style-name="P42"><text:span text:style-name="T33">SEPARATING CHARGES</text:span></text:p>
      <text:p text:style-name="P42"><text:span text:style-name="T33"/></text:p>
      <text:p text:style-name="P42"><text:span text:style-name="T33">No procedure has been written for this as yet, but a similar procedure to that used for reorg energies could probably be used, just separating, rather than splitting charges. Dielectric tensors could then be found as in Cleaven's work.</text:span></text:p>
      <text:p text:style-name="P42"><text:span text:style-name="T33"/></text:p>
      <text:p text:style-name="P42"><text:span text:style-name="T33">PLACING A NON-CRYSTALLINE ARRAY OF MOLECULES, </text:span><text:span text:style-name="T34">OR PLACING A SET OF MOLECULES WITHOUT USING THE CRYSTAL OBJECT</text:span></text:p>
      <text:p text:style-name="P42"><text:span text:style-name="T34"/></text:p>
      <text:p text:style-name="P43"><text:span text:style-name="T34">Molecules may be placed without using the Crystal object. An example is in Blends/4T_PCBM/4T_PCBM[...].py. This uses an old version of modify polarisability and J matrix, and some parts should be adaped by following examples in crystal jobs. The move and rotate commands are likely to be useful.</text:span></text:p>
      <text:p text:style-name="P42"><text:span text:style-name="T33"/></text:p>
      <text:p text:style-name="P42"><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14:38:16.061526497</meta:creation-date>
    <dc:date>2015-06-15T14:44:47</dc:date>
    <meta:editing-duration>P18DT15H25M10S</meta:editing-duration>
    <meta:editing-cycles>7</meta:editing-cycles>
    <meta:generator>LibreOffice/3.6$MacOSX_x86 LibreOffice_project/e29a214-2bbed72-0621de6-a97528c-8f066d</meta:generator>
    <meta:document-statistic meta:table-count="0" meta:image-count="0" meta:object-count="0" meta:page-count="7" meta:paragraph-count="126" meta:word-count="2226" meta:character-count="16106" meta:non-whitespace-character-count="13903"/>
  </office:meta>
</office:document-meta>
</file>